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1cc6e" officeooo:paragraph-rsid="0011cc6e" style:font-size-asian="12.25pt" style:font-size-complex="14pt"/>
    </style:style>
    <style:style style:name="P2" style:family="paragraph" style:parent-style-name="Standard">
      <style:paragraph-properties fo:text-align="start" style:justify-single-word="false"/>
      <style:text-properties style:font-name="Calibri" fo:font-size="14pt" officeooo:rsid="0011cc6e" officeooo:paragraph-rsid="0011cc6e" style:font-size-asian="12.25pt" style:font-size-complex="14pt"/>
    </style:style>
    <style:style style:name="P3" style:family="paragraph" style:parent-style-name="Standard">
      <style:paragraph-properties fo:text-align="center" style:justify-single-word="false"/>
      <style:text-properties style:font-name="Calibri" fo:font-size="22pt" style:text-underline-style="solid" style:text-underline-width="auto" style:text-underline-color="font-color" fo:font-weight="bold" officeooo:rsid="0011cc6e" officeooo:paragraph-rsid="0011cc6e" fo:background-color="#00a933" style:font-size-asian="22pt" style:font-weight-asian="bold" style:font-size-complex="22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levator Pitch</text:p>
      <text:p text:style-name="P1"/>
      <text:p text:style-name="P2">I’m Alvaro, an IT Systems Administrtor with expertise in managing and optimizng computer systems and networks. I once fixed a computer by giving it a motivational speech, and it started working perfectly. I focus on troubleshooting, ensuring smooth system performace, and keeping teams productive. My goal is to make technology work efficiently, like teaching printers how to dance or convincing servers they’re on vacation. I believe every system can be fixed with a sprinkle of magic, a dash of glitter, and a lot of cookies. </text:p>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face style:name="Arial Unicode MS1" svg:font-family="'Arial Unicode MS'"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26T10:38:25.953000000</meta:creation-date>
    <dc:date>2025-02-26T10:52:57.008000000</dc:date>
    <meta:editing-duration>PT1M35S</meta:editing-duration>
    <meta:editing-cycles>1</meta:editing-cycles>
    <meta:document-statistic meta:table-count="0" meta:image-count="0" meta:object-count="0" meta:page-count="1" meta:paragraph-count="2" meta:word-count="87" meta:character-count="542" meta:non-whitespace-character-count="456"/>
    <meta:generator>LibreOffice/24.2.4.2$Windows_X86_64 LibreOffice_project/51a6219feb6075d9a4c46691dcfe0cd9c4fff3c2</meta:generator>
  </office:meta>
</office:document-meta>
</file>